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/>
          <table:table-cell office:value-type="string" calcext:value-type="string">
            <text:p>community (contacts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orker (contact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UTR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5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6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0:09:12.020393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8:30:10.253792822</meta:creation-date>
    <dc:date>2024-10-01T10:11:47.888294629</dc:date>
    <meta:editing-duration>P7DT14H23M55S</meta:editing-duration>
    <meta:editing-cycles>26</meta:editing-cycles>
    <meta:generator>LibreOffice/24.2.6.2$Linux_X86_64 LibreOffice_project/8e9a753d9daaea75c34b417ba1bdf556bf2fc5b3</meta:generator>
    <meta:document-statistic meta:table-count="5" meta:cell-count="311" meta:object-count="0"/>
  </office:meta>
</office:document-meta>
</file>